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style>
    <style:style style:name="P3" style:family="paragraph" style:parent-style-name="Standard">
      <style:paragraph-properties fo:line-height="150%"/>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4.8 Fortræffeligheder</text:p>
      <text:p text:style-name="Standard"/>
      <text:p text:style-name="Standard"/>
      <text:p text:style-name="P1">I forbindelse med projektet, har der været nogle ting, som vi synes der er værd at fremhæve, herunder kode, men samtidig også hvordan vi har valgt at gribe nogle ting an på og hvad vi har gjort for at til sidst opnå vores endelige mål. </text:p>
      <text:p text:style-name="P1"/>
      <text:p text:style-name="P1">Kodemæssigt er factory værd at fremhæve. Factory står for at oprette singleton af ThreadHandling, Robot, Simulator osv. Den er altså derfor en central del af projektet, da en stor del bliver oprettet igennem den. </text:p>
      <text:p text:style-name="P1"/>
      <text:p text:style-name="P1">Vi har brugt IronPython som DSL. Python gør det nemt for vores brugere selv at interagere <text:s/>med systemet og få robotten til at få udført den ønskede funktionalitet, da sproget har en nem syntaks. </text:p>
      <text:p text:style-name="P1"/>
      <text:p text:style-name="P1">For at varetage et projekt af denne størrelse, og ende op med noget der virket, har vi har brugt softwareudviklingsmetoder, vi valgte UP med scrum som framework. Scrum har især fungeret godt, vi sørgede for så tit som muligt at holde daily scrum, dette har bevirket, at vi hele tiden vidste hvad hinanden gik og lavede, dvs. problemer folk havde, hurtigt blev taget hånd om. Udover de daily scrummøder, holdte vi også retroperspektiv efter hvert sprint, vi evaluerede altså hele tiden os selv, forbedret punkter hvor vi haltede som gruppe, vi blev derfor løbende som gruppe bedre og bedre. </text:p>
      <text:p text:style-name="P2"/>
      <text:p text:style-name="P2"/>
      <text:p text:style-name="P3">Folk er velkommen til at tilføje noget, hvis de har noget de er stolte over.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8T08:36:08.27</meta:creation-date>
    <dc:date>2012-05-28T10:40:58.34</dc:date>
    <meta:editing-duration>PT2H58M28S</meta:editing-duration>
    <meta:editing-cycles>3</meta:editing-cycles>
    <meta:generator>LibreOffice/3.4$Win32 LibreOffice_project/340m1$Build-402</meta:generator>
    <meta:document-statistic meta:table-count="0" meta:image-count="0" meta:object-count="0" meta:page-count="1" meta:paragraph-count="6" meta:word-count="229" meta:character-count="1332" meta:non-whitespace-character-count="1103"/>
  </office:meta>
</office:document-meta>
</file>